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vg:stroke-width="0.028cm" svg:stroke-color="#000000" draw:marker-start-width="0.242cm" draw:marker-end-width="0.242cm" draw:fill-color="#c3e5fa" draw:textarea-horizontal-align="justify" draw:textarea-vertical-align="middle" draw:auto-grow-height="false" fo:min-height="1.637cm" fo:min-width="3.972cm" fo:padding-top="0.139cm" fo:padding-bottom="0.139cm" fo:padding-left="0.264cm" fo:padding-right="0.264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3" style:family="graphic">
      <style:graphic-properties svg:stroke-width="0.028cm" svg:stroke-color="#000000" draw:marker-start-width="0.242cm" draw:marker-end-width="0.242cm" draw:fill-color="#c7f5d3" draw:textarea-horizontal-align="justify" draw:textarea-vertical-align="middle" draw:auto-grow-height="false" fo:min-height="1.812cm" fo:min-width="2.656cm" fo:padding-top="0.139cm" fo:padding-bottom="0.139cm" fo:padding-left="0.264cm" fo:padding-right="0.264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>
      <style:graphic-properties svg:stroke-width="0.028cm" svg:stroke-color="#000000" draw:marker-start-width="0.242cm" draw:marker-end-width="0.242cm" draw:fill-color="#f5c7e9" draw:textarea-horizontal-align="justify" draw:textarea-vertical-align="middle" draw:auto-grow-height="false" fo:min-height="0.691cm" fo:min-width="3.612cm" fo:padding-top="0.139cm" fo:padding-bottom="0.139cm" fo:padding-left="0.264cm" fo:padding-right="0.264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8" style:family="graphic">
      <style:graphic-properties svg:stroke-width="0.028cm" svg:stroke-color="#000000" draw:marker-start-width="0.242cm" draw:marker-end-width="0.242cm" draw:fill-color="#f5c7e9" draw:textarea-horizontal-align="justify" draw:textarea-vertical-align="middle" draw:auto-grow-height="false" fo:min-height="0.691cm" fo:min-width="3.862cm" fo:padding-top="0.139cm" fo:padding-bottom="0.139cm" fo:padding-left="0.264cm" fo:padding-right="0.264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000000" draw:marker-start-width="0.253cm" draw:marker-end="Arrowheads_20_6" draw:marker-end-width="0.353cm" draw:fill="none" draw:textarea-vertical-align="middle" fo:padding-top="0.143cm" fo:padding-bottom="0.143cm" fo:padding-left="0.268cm" fo:padding-right="0.268cm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font-size="9.89999961853027pt" style:font-size-asian="10pt" style:font-size-complex="10pt"/>
    </style:style>
    <style:style style:name="P2" style:family="paragraph">
      <loext:graphic-properties draw:fill-color="#c3e5fa"/>
      <style:paragraph-properties fo:text-align="center" style:writing-mode="lr-tb"/>
      <style:text-properties fo:font-size="9.89999961853027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.5pt" style:font-size-asian="9.5pt" style:font-size-complex="9.5pt"/>
    </style:style>
    <style:style style:name="P6" style:family="paragraph">
      <loext:graphic-properties draw:fill-color="#c7f5d3"/>
      <style:paragraph-properties fo:text-align="center" style:writing-mode="lr-tb"/>
      <style:text-properties fo:font-size="9.5pt" style:font-size-asian="9.5pt" style:font-size-complex="9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FreeSans" fo:font-size="9.89999961853027pt" style:font-size-asian="10pt" style:font-size-complex="10pt"/>
    </style:style>
    <style:style style:name="P9" style:family="paragraph">
      <loext:graphic-properties draw:fill-color="#f5c7e9"/>
      <style:paragraph-properties fo:text-align="center" style:writing-mode="lr-tb"/>
      <style:text-properties style:font-name="FreeSans" fo:font-size="9.89999961853027pt" style:font-size-asian="10pt" style:font-size-complex="10pt"/>
    </style:style>
    <style:style style:name="P1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Free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1.915cm" svg:x="11.05cm" svg:y="4.3cm">
          <text:p text:style-name="P1"><text:span text:style-name="T1">Create playlist 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5cm" svg:height="1.915cm" svg:x="2.8cm" svg:y="8.6cm">
          <text:p text:style-name="P1"><text:span text:style-name="T1">Playback 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" draw:layer="layout" svg:x1="8cm" svg:y1="5.25cm" svg:x2="11cm" svg:y2="5.25cm">
          <text:p text:style-name="P3"><text:span text:style-name="T1">Create new</text:span></text:p>
        </draw:line>
        <draw:custom-shape draw:style-name="gr3" draw:text-style-name="P6" xml:id="id2" draw:id="id2" draw:layer="layout" svg:width="6.366cm" svg:height="4.179cm" svg:x="1.85cm" svg:y="3.171cm">
          <text:p text:style-name="P5"><text:span text:style-name="T1">Select existing playlist</text:span></text:p>
          <text:p text:style-name="P5"><text:span text:style-name="T1">or create new one?</text:span></text:p>
          <text:p text:style-name="P5"><text:span text:style-name="T1">(choice screen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3cm" svg:y1="4.3cm" svg:x2="5.033cm" svg:y2="3.171cm" draw:start-shape="id1" draw:start-glue-point="0" draw:end-shape="id2" draw:end-glue-point="4" svg:d="M13300 4300v-1644h-8267v515" svg:viewBox="0 0 8268 1645">
          <text:p/>
        </draw:connector>
        <draw:custom-shape draw:style-name="gr5" draw:text-style-name="P9" xml:id="id3" draw:id="id3" draw:layer="layout" svg:width="4.244cm" svg:height="1.073cm" svg:x="2.9cm" svg:y="1.177cm">
          <text:p text:style-name="P8"><text:span text:style-name="T2">Program sta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5.022cm" svg:y1="2.25cm" svg:x2="5.033cm" svg:y2="3.171cm" draw:start-shape="id3" draw:start-glue-point="2" draw:end-shape="id2" draw:end-glue-point="4" svg:d="M5022 2250l11 921" svg:viewBox="0 0 12 922">
          <text:p/>
        </draw:connector>
        <draw:connector draw:style-name="gr7" draw:text-style-name="P4" draw:layer="layout" draw:type="line" svg:x1="5.033cm" svg:y1="7.35cm" svg:x2="5.05cm" svg:y2="8.6cm" draw:start-shape="id2" draw:start-glue-point="6" draw:end-shape="id4" draw:end-glue-point="0" svg:d="M5033 7350l17 1250" svg:viewBox="0 0 18 1251">
          <text:p text:style-name="P10"><text:span text:style-name="T1">Load existing</text:span></text:p>
        </draw:connector>
        <draw:custom-shape draw:style-name="gr8" draw:text-style-name="P9" xml:id="id9" draw:id="id9" draw:layer="layout" svg:width="4.494cm" svg:height="1.073cm" svg:x="11cm" svg:y="8.577cm">
          <text:p text:style-name="P8"><text:span text:style-name="T2">Effects list opened via menu</text:span></text:p>
          <text:p text:style-name="P8"><text:span text:style-name="T2">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cm" svg:height="1.915cm" svg:x="11cm" svg:y="10.585cm">
          <text:p text:style-name="P1"><text:span text:style-name="T1">Effects list 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6" draw:id="id6" draw:layer="layout" svg:width="6.366cm" svg:height="4.179cm" svg:x="10.07cm" svg:y="13.321cm">
          <text:p text:style-name="P5"><text:span text:style-name="T1">User clicked to edit effec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7" draw:layer="layout" svg:x1="13.25cm" svg:y1="12.5cm" svg:x2="13.253cm" svg:y2="13.321cm" draw:start-shape="id5" draw:start-glue-point="2" draw:end-shape="id6" draw:end-glue-point="4" svg:d="M13250 12500v409h3v412" svg:viewBox="0 0 4 822">
          <text:p/>
        </draw:connector>
        <draw:custom-shape draw:style-name="gr3" draw:text-style-name="P6" xml:id="id7" draw:id="id7" draw:layer="layout" svg:width="6.366cm" svg:height="4.179cm" svg:x="10.071cm" svg:y="13.321cm">
          <text:p text:style-name="P5"><text:span text:style-name="T1">User clicked to edit effec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4.5cm" svg:height="1.915cm" svg:x="11cm" svg:y="18.75cm">
          <text:p text:style-name="P1"><text:span text:style-name="T1">Edit effect 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line" svg:x1="13.254cm" svg:y1="17.5cm" svg:x2="13.25cm" svg:y2="18.75cm" draw:start-shape="id7" draw:start-glue-point="6" draw:end-shape="id8" draw:end-glue-point="0" svg:d="M13254 17500l-4 1250" svg:viewBox="0 0 5 1251">
          <text:p text:style-name="P10"><text:span text:style-name="T1">yes</text:span></text:p>
        </draw:connector>
        <draw:connector draw:style-name="gr11" draw:text-style-name="P4" draw:layer="layout" svg:x1="16.437cm" svg:y1="15.411cm" svg:x2="15.5cm" svg:y2="11.542cm" draw:start-shape="id7" draw:start-glue-point="7" draw:end-shape="id5" draw:end-glue-point="1" svg:d="M16437 15411h515v-3869h-1452" svg:viewBox="0 0 1453 3870">
          <text:p text:style-name="P10"><text:span text:style-name="T1">no</text:span></text:p>
        </draw:connector>
        <draw:connector draw:style-name="gr12" draw:text-style-name="P7" draw:layer="layout" svg:x1="11cm" svg:y1="19.707cm" svg:x2="11cm" svg:y2="11.542cm" draw:start-shape="id8" draw:start-glue-point="3" draw:end-shape="id5" draw:end-glue-point="3" svg:d="M11000 19707h-514v-8165h514" svg:viewBox="0 0 515 8166">
          <text:p/>
        </draw:connector>
        <draw:connector draw:style-name="gr13" draw:text-style-name="P7" draw:layer="layout" svg:x1="13.247cm" svg:y1="9.65cm" svg:x2="13.25cm" svg:y2="10.585cm" draw:start-shape="id9" draw:start-glue-point="2" draw:end-shape="id5" draw:end-glue-point="0" svg:d="M13247 9650v467h3v468" svg:viewBox="0 0 4 9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22:47:51.024208390</meta:creation-date>
    <dc:date>2024-01-17T22:58:46.496108809</dc:date>
    <meta:editing-duration>PT10M51S</meta:editing-duration>
    <meta:editing-cycles>9</meta:editing-cycles>
    <meta:generator>LibreOffice/7.6.4.1$Linux_X86_64 LibreOffice_project/60$Build-1</meta:generator>
    <meta:document-statistic meta:object-count="18"/>
  </office:meta>
</office:document-meta>
</file>